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3000001717A5C4454D05037EB.png" manifest:media-type="image/png"/>
  <manifest:file-entry manifest:full-path="Pictures/10000201000002D70000017CF2198B555D089EBE.png" manifest:media-type="image/png"/>
  <manifest:file-entry manifest:full-path="Pictures/10000201000002BE0000019A2AD147627930DD62.png" manifest:media-type="image/png"/>
  <manifest:file-entry manifest:full-path="Pictures/10000201000002E60000010C1F9596F2990A5D82.png" manifest:media-type="image/png"/>
  <manifest:file-entry manifest:full-path="Pictures/100002010000027300000081D0108940D2C69110.png" manifest:media-type="image/png"/>
  <manifest:file-entry manifest:full-path="Pictures/10000201000001550000003BED9844B9B50460EA.png" manifest:media-type="image/png"/>
  <manifest:file-entry manifest:full-path="Pictures/100002010000021C000000F750B50FD229CFF7C9.png" manifest:media-type="image/png"/>
  <manifest:file-entry manifest:full-path="Pictures/10000201000002CC00000195AC31F4E8ACA63771.png" manifest:media-type="image/png"/>
  <manifest:file-entry manifest:full-path="Pictures/10000201000002D0000000A79BCD8845E389984D.png" manifest:media-type="image/png"/>
  <manifest:file-entry manifest:full-path="Pictures/10000201000002E20000018DD180C5C316CB2C9C.png" manifest:media-type="image/png"/>
  <manifest:file-entry manifest:full-path="Pictures/10000201000002E100000162A7FC814CCAFAC2FE.png" manifest:media-type="image/png"/>
  <manifest:file-entry manifest:full-path="Pictures/1000020100000189000000C07AC6D9F9E6961F1E.png" manifest:media-type="image/png"/>
  <manifest:file-entry manifest:full-path="Pictures/10000201000000F5000000AC593FE98E32F1E9DF.png" manifest:media-type="image/png"/>
  <manifest:file-entry manifest:full-path="Pictures/100002010000023A0000010DDD29833ECD2BEC8D.png" manifest:media-type="image/png"/>
  <manifest:file-entry manifest:full-path="Pictures/100002010000015000000060B9110FBE125E8713.png" manifest:media-type="image/png"/>
  <manifest:file-entry manifest:full-path="Pictures/10000201000002440000016A5F64B70C823C7D91.png" manifest:media-type="image/png"/>
  <manifest:file-entry manifest:full-path="Pictures/10000201000002EB0000011FDBAF721D516B1F9B.png" manifest:media-type="image/png"/>
  <manifest:file-entry manifest:full-path="Pictures/1000020100000165000000D7463278D1015DDE2F.png" manifest:media-type="image/png"/>
  <manifest:file-entry manifest:full-path="Pictures/100002010000021500000034A07C9694934BA566.png" manifest:media-type="image/png"/>
  <manifest:file-entry manifest:full-path="Pictures/100002010000015700000087CBDFADCF426B66C2.png" manifest:media-type="image/png"/>
  <manifest:file-entry manifest:full-path="Pictures/100002010000021F000000E455D556B9DC63D8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9374in" svg:height="2.802in" draw:z-index="0"><draw:image xlink:href="Pictures/100002010000023A0000010DDD29833ECD2BEC8D.png" xlink:type="simple" xlink:show="embed" xlink:actuate="onLoad" loext:mime-type="image/x-vclgraphic"/></draw:frame></text:p>
      <text:p text:style-name="Standard"><draw:frame draw:style-name="fr1" draw:name="Image2" text:anchor-type="paragraph" svg:width="5.552in" svg:height="0.5417in" draw:z-index="1"><draw:image xlink:href="Pictures/100002010000021500000034A07C9694934BA566.png" xlink:type="simple" xlink:show="embed" xlink:actuate="onLoad" loext:mime-type="image/x-vclgraphic"/></draw:frame></text:p>
      <text:p text:style-name="Standard"><draw:frame draw:style-name="fr2" draw:name="Image3" text:anchor-type="paragraph" svg:width="6.6929in" svg:height="1.552in" draw:z-index="2"><draw:image xlink:href="Pictures/10000201000002D0000000A79BCD8845E389984D.png" xlink:type="simple" xlink:show="embed" xlink:actuate="onLoad" loext:mime-type="image/x-vclgraphic"/></draw:frame></text:p>
      <text:p text:style-name="Standard"><draw:frame draw:style-name="fr1" draw:name="Image4" text:anchor-type="paragraph" svg:width="6.5311in" svg:height="1.3437in" draw:z-index="3"><draw:image xlink:href="Pictures/100002010000027300000081D0108940D2C69110.png" xlink:type="simple" xlink:show="embed" xlink:actuate="onLoad" loext:mime-type="image/x-vclgraphic"/></draw:frame></text:p>
      <text:p text:style-name="Standard"><draw:frame draw:style-name="fr2" draw:name="Image5" text:anchor-type="paragraph" svg:width="6.6929in" svg:height="3.7854in" draw:z-index="4"><draw:image xlink:href="Pictures/10000201000002CC00000195AC31F4E8ACA63771.png" xlink:type="simple" xlink:show="embed" xlink:actuate="onLoad" loext:mime-type="image/x-vclgraphic"/></draw:frame><text:soft-page-break/></text:p>
      <text:p text:style-name="Standard"><draw:frame draw:style-name="fr1" draw:name="Image6" text:anchor-type="paragraph" svg:width="4.0937in" svg:height="2in" draw:z-index="5"><draw:image xlink:href="Pictures/1000020100000189000000C07AC6D9F9E6961F1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3.5in" svg:height="1in" draw:z-index="6"><draw:image xlink:href="Pictures/100002010000015000000060B9110FBE125E871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width="2.552in" svg:height="1.7917in" draw:z-index="7"><draw:image xlink:href="Pictures/10000201000000F5000000AC593FE98E32F1E9D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3.552in" svg:height="0.6146in" draw:z-index="8"><draw:image xlink:href="Pictures/10000201000001550000003BED9844B9B50460EA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width="3.7189in" svg:height="2.2398in" draw:z-index="9"><draw:image xlink:href="Pictures/1000020100000165000000D7463278D1015DDE2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paragraph" svg:width="3.5728in" svg:height="1.4063in" draw:z-index="10"><draw:image xlink:href="Pictures/100002010000015700000087CBDFADCF426B66C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paragraph" svg:width="5.6252in" svg:height="2.5728in" draw:z-index="11"><draw:image xlink:href="Pictures/100002010000021C000000F750B50FD229CFF7C9.png" xlink:type="simple" xlink:show="embed" xlink:actuate="onLoad" loext:mime-type="image/x-vclgraphic"/></draw:frame></text:p>
      <text:p text:style-name="Standard"/>
      <text:p text:style-name="Standard"><draw:frame draw:style-name="fr3" draw:name="Image13" text:anchor-type="paragraph" svg:width="5.6563in" svg:height="2.3752in" draw:z-index="12"><draw:image xlink:href="Pictures/100002010000021F000000E455D556B9DC63D83A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14" text:anchor-type="paragraph" svg:width="6.6929in" svg:height="3.6in" draw:z-index="13"><draw:image xlink:href="Pictures/10000201000002E20000018DD180C5C316CB2C9C.png" xlink:type="simple" xlink:show="embed" xlink:actuate="onLoad" loext:mime-type="image/x-vclgraphic"/></draw:frame></text:p>
      <text:p text:style-name="Standard"><draw:frame draw:style-name="fr2" draw:name="Image15" text:anchor-type="paragraph" svg:width="6.6929in" svg:height="2.5709in" draw:z-index="14"><draw:image xlink:href="Pictures/10000201000002EB0000011FDBAF721D516B1F9B.png" xlink:type="simple" xlink:show="embed" xlink:actuate="onLoad" loext:mime-type="image/x-vclgraphic"/></draw:frame></text:p>
      <text:p text:style-name="Standard"/>
      <text:p text:style-name="Standard"><draw:frame draw:style-name="fr4" draw:name="Image16" text:anchor-type="paragraph" svg:width="6.6929in" svg:height="3.2146in" draw:z-index="15"><draw:image xlink:href="Pictures/10000201000002E100000162A7FC814CCAFAC2FE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17" text:anchor-type="paragraph" svg:width="6.6929in" svg:height="2.4173in" draw:z-index="16"><draw:image xlink:href="Pictures/10000201000002E60000010C1F9596F2990A5D82.png" xlink:type="simple" xlink:show="embed" xlink:actuate="onLoad" loext:mime-type="image/x-vclgraphic"/></draw:frame></text:p>
      <text:p text:style-name="Standard"/>
      <text:p text:style-name="Standard"><draw:frame draw:style-name="fr2" draw:name="Image18" text:anchor-type="paragraph" svg:width="6.6929in" svg:height="3.9091in" draw:z-index="17"><draw:image xlink:href="Pictures/10000201000002BE0000019A2AD147627930DD62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19" text:anchor-type="paragraph" svg:width="6.6929in" svg:height="3.498in" draw:z-index="18"><draw:image xlink:href="Pictures/10000201000002D70000017CF2198B555D089EBE.png" xlink:type="simple" xlink:show="embed" xlink:actuate="onLoad" loext:mime-type="image/x-vclgraphic"/></draw:frame></text:p>
      <text:p text:style-name="Standard"><draw:frame draw:style-name="fr3" draw:name="Image20" text:anchor-type="paragraph" svg:width="6.0417in" svg:height="3.7709in" draw:z-index="19"><draw:image xlink:href="Pictures/10000201000002440000016A5F64B70C823C7D91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21" text:anchor-type="paragraph" svg:width="6.6929in" svg:height="3.5736in" draw:z-index="20"><draw:image xlink:href="Pictures/10000201000002B3000001717A5C4454D05037E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9:04:26.529171738</meta:creation-date>
    <dc:date>2020-09-14T14:36:18.789597391</dc:date>
    <meta:editing-duration>PT3M24S</meta:editing-duration>
    <meta:editing-cycles>1</meta:editing-cycles>
    <meta:document-statistic meta:table-count="0" meta:image-count="21" meta:object-count="0" meta:page-count="7" meta:paragraph-count="0" meta:word-count="0" meta:character-count="0" meta:non-whitespace-character-count="0"/>
    <meta:generator>LibreOffice/6.0.7.3$Linux_X86_64 LibreOffice_project/00m0$Build-3</meta:generator>
  </office:meta>
</office:document-meta>
</file>